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38cm" fo:min-width="1.7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38cm" fo:min-width="0.188cm"/>
    </style:style>
    <style:style style:name="gr3" style:family="graphic" style:parent-style-name="objectwithoutfill">
      <style:graphic-properties draw:marker-end="Short_20_line_20_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0.762cm" svg:x="1.889cm" svg:y="3.797cm">
          <text:p text:style-name="P1"><text:span text:style-name="T1">123456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762cm" svg:height="0.762cm" svg:x="4.692cm" svg:y="3.797cm">
          <text:p text:style-name="P1"><text:span text:style-name="T1">2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5.972cm" svg:y="3.798cm">
          <text:p text:style-name="P1"><text:span text:style-name="T1">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7.251cm" svg:y="3.799cm">
          <text:p text:style-name="P1"><text:span text:style-name="T1">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8.531cm" svg:y="3.799cm">
          <text:p text:style-name="P1"><text:span text:style-name="T1">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9.81cm" svg:y="3.799cm">
          <text:p text:style-name="P1"><text:span text:style-name="T1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11.09cm" svg:y="3.799cm">
          <text:p text:style-name="P1"><text:span text:style-name="T1">6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0.762cm" svg:height="0.762cm" svg:x="12.366cm" svg:y="3.799cm">
          <text:p text:style-name="P1"><text:span text:style-name="T1">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175cm" svg:y1="4.178cm" svg:x2="4.692cm" svg:y2="4.178cm" draw:start-shape="id1" draw:start-glue-point="1" draw:end-shape="id2" draw:end-glue-point="3" svg:d="M4175 4178h517" svg:viewBox="0 0 518 1">
          <text:p/>
        </draw:connector>
        <draw:connector draw:style-name="gr3" draw:text-style-name="P3" draw:layer="layout" draw:type="line" svg:x1="5.475cm" svg:y1="4.178cm" svg:x2="5.992cm" svg:y2="4.178cm" svg:d="M5475 4178h517" svg:viewBox="0 0 518 1">
          <text:p/>
        </draw:connector>
        <draw:connector draw:style-name="gr3" draw:text-style-name="P3" draw:layer="layout" draw:type="line" svg:x1="6.775cm" svg:y1="4.178cm" svg:x2="7.292cm" svg:y2="4.178cm" svg:d="M6775 4178h517" svg:viewBox="0 0 518 1">
          <text:p/>
        </draw:connector>
        <draw:connector draw:style-name="gr3" draw:text-style-name="P3" draw:layer="layout" draw:type="line" svg:x1="7.975cm" svg:y1="4.178cm" svg:x2="8.492cm" svg:y2="4.178cm" svg:d="M7975 4178h517" svg:viewBox="0 0 518 1">
          <text:p/>
        </draw:connector>
        <draw:connector draw:style-name="gr3" draw:text-style-name="P3" draw:layer="layout" draw:type="line" svg:x1="9.275cm" svg:y1="4.178cm" svg:x2="9.792cm" svg:y2="4.178cm" svg:d="M9275 4178h517" svg:viewBox="0 0 518 1">
          <text:p/>
        </draw:connector>
        <draw:connector draw:style-name="gr3" draw:text-style-name="P3" draw:layer="layout" draw:type="line" svg:x1="10.575cm" svg:y1="4.178cm" svg:x2="11.092cm" svg:y2="4.178cm" svg:d="M10575 4178h517" svg:viewBox="0 0 518 1">
          <text:p/>
        </draw:connector>
        <draw:connector draw:style-name="gr3" draw:text-style-name="P3" draw:layer="layout" draw:type="line" svg:x1="11.875cm" svg:y1="4.178cm" svg:x2="12.392cm" svg:y2="4.178cm" svg:d="M11875 4178h517" svg:viewBox="0 0 518 1">
          <text:p/>
        </draw:connector>
        <draw:custom-shape draw:style-name="gr2" draw:text-style-name="P2" xml:id="id5" draw:id="id5" draw:layer="layout" svg:width="0.762cm" svg:height="0.762cm" svg:x="14.667cm" svg:y="1.4cm">
          <text:p text:style-name="P1"><text:span text:style-name="T1">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0.762cm" svg:height="0.762cm" svg:x="16.967cm" svg:y="3.8cm">
          <text:p text:style-name="P1"><text:span text:style-name="T1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0.762cm" svg:height="0.762cm" svg:x="14.767cm" svg:y="5.9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0.762cm" svg:height="0.762cm" svg:x="12.967cm" svg:y="2.2cm">
          <text:p text:style-name="P1"><text:span text:style-name="T1">5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0.762cm" svg:height="0.762cm" svg:x="13.067cm" svg:y="5.3cm">
          <text:p text:style-name="P1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0.762cm" svg:height="0.762cm" svg:x="16.368cm" svg:y="5.301cm">
          <text:p text:style-name="P1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0.762cm" svg:height="0.762cm" svg:x="16.368cm" svg:y="2.201cm">
          <text:p text:style-name="P1"><text:span text:style-name="T1">1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2.747cm" svg:y1="3.799cm" svg:x2="13.348cm" svg:y2="2.962cm" draw:start-shape="id3" draw:start-glue-point="0" draw:end-shape="id4" draw:end-glue-point="2" svg:d="M12747 3799l601-837" svg:viewBox="0 0 602 838">
          <text:p/>
        </draw:connector>
        <draw:connector draw:style-name="gr3" draw:text-style-name="P3" draw:layer="layout" draw:type="line" svg:x1="13.348cm" svg:y1="2.2cm" svg:x2="14.667cm" svg:y2="1.781cm" draw:start-shape="id4" draw:start-glue-point="0" draw:end-shape="id5" draw:end-glue-point="3" svg:d="M13348 2200l1319-419" svg:viewBox="0 0 1320 420">
          <text:p/>
        </draw:connector>
        <draw:connector draw:style-name="gr3" draw:text-style-name="P3" draw:layer="layout" draw:type="line" svg:x1="15.429cm" svg:y1="1.781cm" svg:x2="16.749cm" svg:y2="2.201cm" draw:start-shape="id5" draw:start-glue-point="1" draw:end-shape="id6" draw:end-glue-point="0" svg:d="M15429 1781l1320 420" svg:viewBox="0 0 1321 421">
          <text:p/>
        </draw:connector>
        <draw:connector draw:style-name="gr3" draw:text-style-name="P3" draw:layer="layout" draw:type="line" svg:x1="16.749cm" svg:y1="2.963cm" svg:x2="17.348cm" svg:y2="3.8cm" draw:start-shape="id6" draw:start-glue-point="2" draw:end-shape="id7" draw:end-glue-point="0" svg:d="M16749 2963l599 837" svg:viewBox="0 0 600 838">
          <text:p/>
        </draw:connector>
        <draw:connector draw:style-name="gr3" draw:text-style-name="P3" draw:layer="layout" draw:type="line" svg:x1="17.348cm" svg:y1="4.562cm" svg:x2="16.749cm" svg:y2="5.301cm" draw:start-shape="id7" draw:start-glue-point="2" draw:end-shape="id8" draw:end-glue-point="0" svg:d="M17348 4562l-599 739" svg:viewBox="0 0 600 740">
          <text:p/>
        </draw:connector>
        <draw:connector draw:style-name="gr3" draw:text-style-name="P3" draw:layer="layout" draw:type="line" svg:x1="16.749cm" svg:y1="6.063cm" svg:x2="15.529cm" svg:y2="6.281cm" draw:start-shape="id8" draw:start-glue-point="2" draw:end-shape="id9" draw:end-glue-point="1" svg:d="M16749 6063l-1220 218" svg:viewBox="0 0 1221 219">
          <text:p/>
        </draw:connector>
        <draw:connector draw:style-name="gr3" draw:text-style-name="P3" draw:layer="layout" draw:type="line" svg:x1="14.767cm" svg:y1="6.281cm" svg:x2="13.829cm" svg:y2="5.681cm" draw:start-shape="id9" draw:start-glue-point="3" draw:end-shape="id10" draw:end-glue-point="1" svg:d="M14767 6281l-938-600" svg:viewBox="0 0 939 601">
          <text:p/>
        </draw:connector>
        <draw:connector draw:style-name="gr3" draw:text-style-name="P3" draw:layer="layout" draw:type="line" svg:x1="13.448cm" svg:y1="5.3cm" svg:x2="12.747cm" svg:y2="4.561cm" draw:start-shape="id10" draw:start-glue-point="0" draw:end-shape="id3" draw:end-glue-point="2" svg:d="M13448 5300l-701-739" svg:viewBox="0 0 702 7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5T20:29:59.971000000</meta:creation-date>
    <dc:date>2021-03-25T20:40:13.235000000</dc:date>
    <meta:editing-duration>PT10M13S</meta:editing-duration>
    <meta:editing-cycles>2</meta:editing-cycles>
    <meta:generator>LibreOffice/6.3.2.2$Windows_X86_64 LibreOffice_project/98b30e735bda24bc04ab42594c85f7fd8be07b9c</meta:generator>
    <meta:document-statistic meta:object-count="30"/>
  </office:meta>
</office:document-meta>
</file>